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1fc777" officeooo:paragraph-rsid="001fc777"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1fc777" officeooo:paragraph-rsid="001fc777"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1fc777" officeooo:paragraph-rsid="0021b234"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1fc777" officeooo:paragraph-rsid="0021c09a"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1fc777" officeooo:paragraph-rsid="0021eb10"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rsid="001fc777" officeooo:paragraph-rsid="0023b7cb" style:font-weight-asian="normal" style:font-weight-complex="normal"/>
    </style:style>
    <style:style style:name="P7" style:family="paragraph" style:parent-style-name="Standard">
      <style:paragraph-properties fo:line-height="150%" fo:text-align="start" style:justify-single-word="false"/>
      <style:text-properties style:text-underline-style="none" fo:font-weight="normal" officeooo:rsid="0021b234" officeooo:paragraph-rsid="0021b234" style:font-weight-asian="normal" style:font-weight-complex="normal"/>
    </style:style>
    <style:style style:name="P8" style:family="paragraph" style:parent-style-name="Standard">
      <style:paragraph-properties fo:line-height="150%" fo:text-align="start" style:justify-single-word="false"/>
      <style:text-properties style:text-underline-style="none" fo:font-weight="normal" officeooo:rsid="0021b234" officeooo:paragraph-rsid="0021c09a" style:font-weight-asian="normal" style:font-weight-complex="normal"/>
    </style:style>
    <style:style style:name="P9" style:family="paragraph" style:parent-style-name="Standard">
      <style:paragraph-properties fo:line-height="150%" fo:text-align="start" style:justify-single-word="false"/>
      <style:text-properties style:text-underline-style="none" fo:font-weight="normal" officeooo:rsid="0021c09a" officeooo:paragraph-rsid="0021eb10" style:font-weight-asian="normal" style:font-weight-complex="normal"/>
    </style:style>
    <style:style style:name="P10" style:family="paragraph" style:parent-style-name="Standard">
      <style:paragraph-properties fo:line-height="150%" fo:text-align="start" style:justify-single-word="false"/>
      <style:text-properties style:text-underline-style="none" fo:font-weight="normal" officeooo:rsid="001fc777" officeooo:paragraph-rsid="00272655" style:font-weight-asian="normal" style:font-weight-complex="normal"/>
    </style:style>
    <style:style style:name="T1" style:family="text">
      <style:text-properties officeooo:rsid="0021b234"/>
    </style:style>
    <style:style style:name="T2" style:family="text">
      <style:text-properties officeooo:rsid="0021c09a"/>
    </style:style>
    <style:style style:name="T3" style:family="text">
      <style:text-properties officeooo:rsid="0021eb10"/>
    </style:style>
    <style:style style:name="T4" style:family="text">
      <style:text-properties officeooo:rsid="002287ba"/>
    </style:style>
    <style:style style:name="T5" style:family="text">
      <style:text-properties officeooo:rsid="002291cf"/>
    </style:style>
    <style:style style:name="T6" style:family="text">
      <style:text-properties officeooo:rsid="0023b7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Part XV.V – Cordelia / A pre-life encounter / <text:span text:style-name="T3">Sub-conscious</text:span> legacy</text:p>
      <text:p text:style-name="P2"><text:tab/><text:span text:style-name="T1">Mr. Dante Romano entered the resurrection chamber. He looked at the reconstruction process of <text:s/>a female soldier. He attached an optical cable to her rez-tube. This established a connection to her Uber den Geist, and activated it.</text:span></text:p>
      <text:p text:style-name="P2"><text:tab/>“<text:span text:style-name="T1">Can you hear me, Cordelia?”</text:span></text:p>
      <text:p text:style-name="P2"><text:tab/>“<text:span text:style-name="T1">Is it you, Dante?”</text:span></text:p>
      <text:p text:style-name="P2"><text:tab/>“<text:span text:style-name="T1">Yes, who else would come and visit you?”</text:span></text:p>
      <text:p text:style-name="P2"><text:tab/>“<text:span text:style-name="T1">I cannot feel my sister, what happened to her?”</text:span></text:p>
      <text:p text:style-name="P2"><text:tab/>“<text:span text:style-name="T1">She will be fine in about 8 hours or so, you know the drill. Don't worry, we're doing fine on iPSC and other bio-mass materials so far. It's been a good month.”</text:span></text:p>
      <text:p text:style-name="P2"><text:tab/>“<text:span text:style-name="T1">You promised me you'll take care of her, don't you remember?”</text:span></text:p>
      <text:p text:style-name="P3"><text:tab/>“<text:span text:style-name="T1">I know, Cordelia, and I promise you I'm doing every possible effort in my power to preserve her sanity. There are some things you ought to know. They found and killed the neurosurgeon of yours, Dr. Gertrude Millervich. The keep-alive trace signal has been cut short a few weeks ago.”</text:span></text:p>
      <text:p text:style-name="P7"><text:tab/>“Where is the child? Is he safe?”</text:p>
      <text:p text:style-name="P7"><text:tab/>“I believe so, but I don't know anything for certain.”</text:p>
      <text:p text:style-name="P7"><text:tab/>“Did you find out who knows?”</text:p>
      <text:p text:style-name="P7"><text:tab/>“I wish I had, but all I'm telling you now are conjectures I was able to deduce from the way the media reported a few weeks ago. How are you feeling?”</text:p>
      <text:p text:style-name="P8"><text:tab/>“Not good to say the least, I care for my sister, yet she doesn't even know I'm there for her, why don't you ever tell her about me?”</text:p>
      <text:p text:style-name="P8"><text:tab/>“You're never around when she's awake... How many more times will you ask me that question?”</text:p>
      <text:p text:style-name="P8"><text:tab/>“You never seem to make the effort to re-unite us. That is why I'm asking this time after time, my memory is better than hers, you know that, right?”</text:p>
      <text:p text:style-name="P8"><text:tab/>“I know that. You were created this way. Both of you are defective by design.”</text:p>
      <text:p text:style-name="P8"><text:tab/>“Rotten to the core? Who knows where the child is, tell me, Dante?”</text:p>
      <text:p text:style-name="P8"><text:tab/>“I wish I knew, Cordelia, my sweet, bitter sweet Cordelia.”</text:p>
      <text:p text:style-name="P4"><text:tab/>“<text:span text:style-name="T2">Do you think, you'd love me, Dante, if you could?”</text:span></text:p>
      <text:p text:style-name="P5"><text:tab/>“<text:span text:style-name="T2">I believe I would, Cordelia, though this feeling is without valid parameters that I can comprehend. The variables still eludes me, but watching your care for your sister and nephew...” He injected one of Ophelia's three dot syringe contents to the rez-tube “... sweet dreams, Cordelia.”</text:span></text:p>
      <text:p text:style-name="P9"><text:soft-page-break/><text:s/><text:tab/>Dante disconnected the optical cable from the rez-tube. He took out the tri-dot syringe from the rez-tube and threw it to a bio-hazard canister that lay around in the rez-chamber. When he exited the lab, Ishikawa and Hideo came back in.</text:p>
      <text:p text:style-name="P5"><text:tab/>“<text:span text:style-name="T4">Every time when she's being resurrected...” Ishikawa scanned the room.</text:span></text:p>
      <text:p text:style-name="P5"><text:tab/>“<text:span text:style-name="T4">Tell me about it.” Hideo opened his cool beverage can.</text:span></text:p>
      <text:p text:style-name="P5"><text:tab/>“<text:span text:style-name="T5">Check the surveillance cameras feed. See if he's doing anything beside the the shots.”</text:span></text:p>
      <text:p text:style-name="P5"><text:tab/>“<text:span text:style-name="T5">It seems like he is running some diagnostics on her Uber den Geist, He's allowed to do this, right?”</text:span></text:p>
      <text:p text:style-name="P5"><text:tab/>“<text:span text:style-name="T5">Yep, he's a member of the medical corp. So it's fine, anything else?”</text:span></text:p>
      <text:p text:style-name="P5"><text:tab/>“<text:span text:style-name="T5">No.” A long sip of the drink, as if to make Ishikawa jealous of his vending machine trophy.</text:span></text:p>
      <text:p text:style-name="P5"><text:tab/>“<text:span text:style-name="T5">Dr. Moore expressly asked that any aberrant behaviour will be reported to him immediately.”</text:span></text:p>
      <text:p text:style-name="P5"><text:tab/>“<text:span text:style-name="T5">I know, Ishikawa, I know the drill. Don't you find it a bit strange that this command only applies to her?” A shorter sip this time around.</text:span></text:p>
      <text:p text:style-name="P5"><text:tab/>“<text:span text:style-name="T6">Other combatants haven't killed their own unit members, right?” </text:span></text:p>
      <text:p text:style-name="P5"><text:tab/>“<text:span text:style-name="T6">It's hard not to sympathize with her...”</text:span></text:p>
      <text:p text:style-name="P10"><text:tab/>“<text:span text:style-name="T6">Why because she's pretty? Kacey Collins surpasses her beauty ten fold, if you ask my opinion.” He nearly dropped a pile of burned discs. Then tried to find the right one in the bunch.</text:span></text:p>
      <text:p text:style-name="P5"><text:tab/>“<text:span text:style-name="T6">No, Ishikawa, because of her childhood stories, that is.”</text:span></text:p>
      <text:p text:style-name="P5"><text:tab/>“<text:span text:style-name="T6">Boo-hoo, rough childhood, everybody here got a fucked up childhood stories, otherwise they would have chosen to 'cytoze into the hive, instead of choosing to volunteer for the confederate service.” He put the disc in the 3d printed retro console, he recently printed.</text:span></text:p>
      <text:p text:style-name="P5"><text:tab/>“<text:span text:style-name="T6">Don't you believe her?”</text:span></text:p>
      <text:p text:style-name="P5"><text:tab/>“<text:span text:style-name="T6">It's hardly a matter of believing them, Hideo, it is simply a matter of not giving a flying fuck if it's true or not.” He opened up his retro console and fired up a copy of FFXV.</text:span></text:p>
      <text:p text:style-name="P5"><text:tab/>“<text:span text:style-name="T6">Haven't you finished this like a week ago?” Hideo found himself in the observer position.</text:span></text:p>
      <text:p text:style-name="P5"><text:tab/>“<text:span text:style-name="T6">No that was FFXIII-3 Lightning Returns.” A semi-frown crept up his face.</text:span></text:p>
      <text:p text:style-name="P5"><text:tab/>“<text:span text:style-name="T6">That was one of the worst sequels in the Final Fantasy series to date.”</text:span></text:p>
      <text:p text:style-name="P5"><text:tab/>“<text:span text:style-name="T6">Some say that FFX-2 was the worst.” A long sip accompanied with a royal burp.</text:span></text:p>
      <text:p text:style-name="P5"><text:tab/>“<text:span text:style-name="T6">Because it wasn't made by the good teams of SquareSoft.” A juvenile smile replaced the frown.</text:span></text:p>
      <text:p text:style-name="P5"><text:tab/>“<text:span text:style-name="T6">If you bypass the opening, I swear to you, a knife to the throat, would be all that you will wish for, for a long time. Oh and don't forget the Hideo Sakaguchi air lock...” A full fledged smile now.</text:span></text:p>
      <text:p text:style-name="P6"><text:tab/>“<text:span text:style-name="T6">As if I would skip the open cinematic sequence for any SquareSoft title. Wait there isn't an air lock after my name. Oh, I get it now... pretty much like the Hironubo Ishikawa hall of l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16:10:09.119148167</meta:creation-date>
    <dc:date>2015-03-18T02:25:38.305354817</dc:date>
    <meta:editing-duration>P1DT23H45M12S</meta:editing-duration>
    <meta:editing-cycles>9</meta:editing-cycles>
    <meta:generator>LibreOffice/4.2.8.2$Linux_X86_64 LibreOffice_project/420$Build-2</meta:generator>
    <meta:document-statistic meta:table-count="0" meta:image-count="0" meta:object-count="0" meta:page-count="2" meta:paragraph-count="45" meta:word-count="846" meta:character-count="4749" meta:non-whitespace-character-count="3901"/>
  </office:meta>
</office:document-meta>
</file>